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6c4" officeooo:paragraph-rsid="000966c4"/>
    </style:style>
    <style:style style:name="P2" style:family="paragraph" style:parent-style-name="Standard">
      <style:text-properties officeooo:rsid="000966c4" officeooo:paragraph-rsid="000d9b7e"/>
    </style:style>
    <style:style style:name="P3" style:family="paragraph" style:parent-style-name="Standard">
      <style:text-properties officeooo:rsid="000966c4" officeooo:paragraph-rsid="001f1430"/>
    </style:style>
    <style:style style:name="P4" style:family="paragraph" style:parent-style-name="Standard">
      <style:text-properties officeooo:rsid="000966c4" officeooo:paragraph-rsid="003be11e"/>
    </style:style>
    <style:style style:name="P5" style:family="paragraph" style:parent-style-name="Standard">
      <style:text-properties officeooo:rsid="000966c4" officeooo:paragraph-rsid="003cec34"/>
    </style:style>
    <style:style style:name="P6" style:family="paragraph" style:parent-style-name="Standard">
      <style:text-properties officeooo:rsid="000966c4" officeooo:paragraph-rsid="003d731b"/>
    </style:style>
    <style:style style:name="P7" style:family="paragraph" style:parent-style-name="Standard">
      <style:text-properties officeooo:rsid="000966c4" officeooo:paragraph-rsid="00409f2c"/>
    </style:style>
    <style:style style:name="P8" style:family="paragraph" style:parent-style-name="Standard">
      <style:text-properties officeooo:rsid="000966c4" officeooo:paragraph-rsid="0041bdfd"/>
    </style:style>
    <style:style style:name="P9" style:family="paragraph" style:parent-style-name="Standard">
      <style:text-properties officeooo:rsid="000966c4" officeooo:paragraph-rsid="0041ee58"/>
    </style:style>
    <style:style style:name="P10" style:family="paragraph" style:parent-style-name="Standard">
      <style:text-properties officeooo:rsid="000966c4" officeooo:paragraph-rsid="00495821"/>
    </style:style>
    <style:style style:name="P11" style:family="paragraph" style:parent-style-name="Standard">
      <style:text-properties officeooo:rsid="000966c4" officeooo:paragraph-rsid="004c6aa8"/>
    </style:style>
    <style:style style:name="P12" style:family="paragraph" style:parent-style-name="Standard">
      <style:text-properties officeooo:rsid="000966c4" officeooo:paragraph-rsid="004d28c5"/>
    </style:style>
    <style:style style:name="P13" style:family="paragraph" style:parent-style-name="Standard">
      <style:text-properties officeooo:rsid="000966c4" officeooo:paragraph-rsid="004e1da2"/>
    </style:style>
    <style:style style:name="P14" style:family="paragraph" style:parent-style-name="Standard">
      <style:text-properties officeooo:rsid="000966c4" officeooo:paragraph-rsid="0055b3df"/>
    </style:style>
    <style:style style:name="P15" style:family="paragraph" style:parent-style-name="Standard">
      <style:text-properties officeooo:rsid="000966c4" officeooo:paragraph-rsid="00575c98"/>
    </style:style>
    <style:style style:name="P16" style:family="paragraph" style:parent-style-name="Standard">
      <style:text-properties officeooo:paragraph-rsid="000d9b7e"/>
    </style:style>
    <style:style style:name="P17" style:family="paragraph" style:parent-style-name="Standard">
      <style:text-properties officeooo:paragraph-rsid="004e1da2"/>
    </style:style>
    <style:style style:name="P18" style:family="paragraph" style:parent-style-name="Standard">
      <style:text-properties fo:font-style="normal" officeooo:rsid="0014b1e0" officeooo:paragraph-rsid="005b34b9" style:font-style-asian="normal" style:font-style-complex="normal"/>
    </style:style>
    <style:style style:name="P19" style:family="paragraph" style:parent-style-name="Standard">
      <style:text-properties fo:font-style="normal" officeooo:rsid="001adf73" officeooo:paragraph-rsid="005be279" style:font-style-asian="normal" style:font-style-complex="normal"/>
    </style:style>
    <style:style style:name="P20" style:family="paragraph" style:parent-style-name="Standard">
      <style:text-properties fo:font-style="normal" officeooo:rsid="0018f1de" officeooo:paragraph-rsid="005be279" style:font-style-asian="normal" style:font-style-complex="normal"/>
    </style:style>
    <style:style style:name="P21" style:family="paragraph" style:parent-style-name="Standard">
      <style:text-properties officeooo:rsid="0014ab2c" officeooo:paragraph-rsid="005b34b9"/>
    </style:style>
    <style:style style:name="P22" style:family="paragraph" style:parent-style-name="Standard">
      <style:text-properties officeooo:paragraph-rsid="005b34b9"/>
    </style:style>
    <style:style style:name="P23" style:family="paragraph" style:parent-style-name="Standard">
      <style:text-properties officeooo:rsid="0018f1de" officeooo:paragraph-rsid="005be279"/>
    </style:style>
    <style:style style:name="P24" style:family="paragraph" style:parent-style-name="Standard">
      <style:text-properties officeooo:rsid="0019f730" officeooo:paragraph-rsid="005be279"/>
    </style:style>
    <style:style style:name="P25" style:family="paragraph" style:parent-style-name="Standard">
      <style:text-properties officeooo:rsid="0019f730" officeooo:paragraph-rsid="0061fac3"/>
    </style:style>
    <style:style style:name="T1" style:family="text">
      <style:text-properties officeooo:rsid="000d9b7e"/>
    </style:style>
    <style:style style:name="T2" style:family="text">
      <style:text-properties officeooo:rsid="00110fb0"/>
    </style:style>
    <style:style style:name="T3" style:family="text">
      <style:text-properties officeooo:rsid="000966c4"/>
    </style:style>
    <style:style style:name="T4" style:family="text">
      <style:text-properties officeooo:rsid="00146ef9"/>
    </style:style>
    <style:style style:name="T5" style:family="text">
      <style:text-properties officeooo:rsid="0015eab4"/>
    </style:style>
    <style:style style:name="T6" style:family="text">
      <style:text-properties officeooo:rsid="0017d733"/>
    </style:style>
    <style:style style:name="T7" style:family="text">
      <style:text-properties officeooo:rsid="001f1430"/>
    </style:style>
    <style:style style:name="T8" style:family="text">
      <style:text-properties officeooo:rsid="00219cab"/>
    </style:style>
    <style:style style:name="T9" style:family="text">
      <style:text-properties officeooo:rsid="00324251"/>
    </style:style>
    <style:style style:name="T10" style:family="text">
      <style:text-properties officeooo:rsid="0035878b"/>
    </style:style>
    <style:style style:name="T11" style:family="text">
      <style:text-properties officeooo:rsid="00374934"/>
    </style:style>
    <style:style style:name="T12" style:family="text">
      <style:text-properties officeooo:rsid="003820e9"/>
    </style:style>
    <style:style style:name="T13" style:family="text">
      <style:text-properties officeooo:rsid="00392d21"/>
    </style:style>
    <style:style style:name="T14" style:family="text">
      <style:text-properties officeooo:rsid="003be11e"/>
    </style:style>
    <style:style style:name="T15" style:family="text">
      <style:text-properties officeooo:rsid="003cec34"/>
    </style:style>
    <style:style style:name="T16" style:family="text">
      <style:text-properties officeooo:rsid="003d731b"/>
    </style:style>
    <style:style style:name="T17" style:family="text">
      <style:text-properties officeooo:rsid="003ea0c6"/>
    </style:style>
    <style:style style:name="T18" style:family="text">
      <style:text-properties officeooo:rsid="00409f2c"/>
    </style:style>
    <style:style style:name="T19" style:family="text">
      <style:text-properties officeooo:rsid="0041bdfd"/>
    </style:style>
    <style:style style:name="T20" style:family="text">
      <style:text-properties officeooo:rsid="0041ee58"/>
    </style:style>
    <style:style style:name="T21" style:family="text">
      <style:text-properties officeooo:rsid="00445251"/>
    </style:style>
    <style:style style:name="T22" style:family="text">
      <style:text-properties officeooo:rsid="0044ca46"/>
    </style:style>
    <style:style style:name="T23" style:family="text">
      <style:text-properties officeooo:rsid="0044d1f6"/>
    </style:style>
    <style:style style:name="T24" style:family="text">
      <style:text-properties officeooo:rsid="00477b14"/>
    </style:style>
    <style:style style:name="T25" style:family="text">
      <style:text-properties officeooo:rsid="00495821"/>
    </style:style>
    <style:style style:name="T26" style:family="text">
      <style:text-properties officeooo:rsid="004c6aa8"/>
    </style:style>
    <style:style style:name="T27" style:family="text">
      <style:text-properties officeooo:rsid="004d28c5"/>
    </style:style>
    <style:style style:name="T28" style:family="text">
      <style:text-properties officeooo:rsid="004dd71a"/>
    </style:style>
    <style:style style:name="T29" style:family="text">
      <style:text-properties officeooo:rsid="004e1da2"/>
    </style:style>
    <style:style style:name="T30" style:family="text">
      <style:text-properties officeooo:rsid="004fd1af"/>
    </style:style>
    <style:style style:name="T31" style:family="text">
      <style:text-properties officeooo:rsid="00511ede"/>
    </style:style>
    <style:style style:name="T32" style:family="text">
      <style:text-properties officeooo:rsid="0051f904"/>
    </style:style>
    <style:style style:name="T33" style:family="text">
      <style:text-properties officeooo:rsid="0051fd33"/>
    </style:style>
    <style:style style:name="T34" style:family="text">
      <style:text-properties officeooo:rsid="00586499"/>
    </style:style>
    <style:style style:name="T35" style:family="text">
      <style:text-properties officeooo:rsid="0014ab2c"/>
    </style:style>
    <style:style style:name="T36" style:family="text">
      <style:text-properties officeooo:rsid="0014b1e0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adf73" style:font-style-asian="normal" style:font-style-complex="normal"/>
    </style:style>
    <style:style style:name="T39" style:family="text">
      <style:text-properties fo:font-style="normal" officeooo:rsid="0019f730" style:font-style-asian="normal" style:font-style-complex="normal"/>
    </style:style>
    <style:style style:name="T40" style:family="text">
      <style:text-properties fo:font-style="normal" officeooo:rsid="006016c1" style:font-style-asian="normal" style:font-style-complex="normal"/>
    </style:style>
    <style:style style:name="T41" style:family="text">
      <style:text-properties fo:font-style="normal" officeooo:rsid="0061fac3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4">Funktionsweise von Container</text:span></text:p>
      <text:p text:style-name="P1">→<text:span text:style-name="T8"> Container sind selbst einfach nur Prozesse.</text:span></text:p>
      <text:p text:style-name="Standard"/>
      <text:p text:style-name="Standard">→ <text:span text:style-name="T24">Durch einer image-Datei hat der Container sein eigenes isoliertes Dateisystem.</text:span></text:p>
      <text:p text:style-name="Standard"/>
      <text:p text:style-name="Standard">→ Container verwenden Images als Grundlage für ihre Dateisystemumgebung.</text:p>
      <text:p text:style-name="Standard"/>
      <text:p text:style-name="Standard">→ <text:span text:style-name="T25">In der Image-Datei befindet sich das Dateisystem, auf das der Container zugreift.</text:span></text:p>
      <text:p text:style-name="Standard"><text:tab/>→ <text:span text:style-name="T25">Dadurch können Container in ihrer eigenen Umgebung ausgeführt werden.</text:span></text:p>
      <text:p text:style-name="P17"><text:span text:style-name="T3"><text:tab/>→ </text:span><text:span text:style-name="T29">D</text:span>adurch ist sichergestellt, dass der <text:span text:style-name="T29">C</text:span>ontainer nur auf <text:span text:style-name="T29">D</text:span>ateien im eigenem <text:span text:style-name="T29">D</text:span>ateisystem <text:tab/><text:tab/><text:span text:style-name="T29">zugreift.</text:span><text:span text:style-name="T3"><text:tab/></text:span></text:p>
      <text:p text:style-name="P17"><text:tab/>→ <text:span text:style-name="T30">Zweck: Damit der Container nicht auf andere Daten, außer auf die des eigenen <text:tab/><text:tab/><text:tab/>Dateisystems, zugreifen kann.</text:span></text:p>
      <text:p text:style-name="P17"><text:tab/>→ <text:span text:style-name="T34">Vorteil: Es muss nichts installiert werden, alles läuft auf dem eigenen Dateisystem.</text:span></text:p>
      <text:p text:style-name="P13"/>
      <text:p text:style-name="P13">→ <text:span text:style-name="T32">Der Container sieht nur die PID’s von Prozessen, die er selbst erstellt hat.</text:span></text:p>
      <text:p text:style-name="P1"><text:tab/>→ <text:span text:style-name="T28">Der Container kann nur auf Prozesse innerhalb des Containers zugreifen.</text:span></text:p>
      <text:p text:style-name="P1"><text:tab/><text:tab/>→ <text:span text:style-name="T28">Es sei denn, das Netzwerk ist </text:span><text:span text:style-name="T31">entsprechend</text:span><text:span text:style-name="T28"> konfiguriert.</text:span></text:p>
      <text:p text:style-name="P1"><text:tab/>→ <text:span text:style-name="T32">Prozesse innerhalb des Container</text:span><text:span text:style-name="T33">s sehen PID’s von Prozessen außerhalb des </text:span></text:p>
      <text:p text:style-name="P1"><text:tab/><text:tab/><text:span text:style-name="T33">Containers nicht.</text:span></text:p>
      <text:p text:style-name="P1"><text:tab/>→ <text:span text:style-name="T33">Ein Prozess kann ein anderen Prozess nur beeinflussen, wenn er die PID des</text:span></text:p>
      <text:p text:style-name="P1"><text:tab/><text:tab/><text:span text:style-name="T33">anderen Prozesses kennt.</text:span></text:p>
      <text:p text:style-name="P1"/>
      <text:p text:style-name="P12">→ <text:span text:style-name="T27">Container haben ihre eigene </text:span><text:span text:style-name="T28">Port-Nummern</text:span><text:span text:style-name="T27">.</text:span></text:p>
      <text:p text:style-name="P12"><text:tab/>→ <text:span text:style-name="T26">Innerhalb des Containers wird ein virtueller TCP/IP-Stack ausgeführt.</text:span></text:p>
      <text:p text:style-name="P11"><text:tab/>→ <text:span text:style-name="T26">D</text:span>er <text:span text:style-name="T26">S</text:span>erver-<text:span text:style-name="T26">S</text:span>ocket in einem <text:span text:style-name="T26">C</text:span>ontainer erhält anfragen über diesen virtuellen </text:p>
      <text:p text:style-name="P11"><text:tab/><text:tab/>TCP/IP-Stack.</text:p>
      <text:p text:style-name="P11"><text:tab/>→ <text:span text:style-name="T28">Das Betriebssystem trägt die Port zu Port Zuordnung in die Tabelle des </text:span></text:p>
      <text:p text:style-name="P11"><text:tab/><text:tab/><text:span text:style-name="T28">Host-TCP/IP-Stack ein.</text:span></text:p>
      <text:p text:style-name="P11"><text:tab/><text:tab/>→ <text:span text:style-name="T28">Das TCP-Protokoll leitet so die IP-Pakete an den Container weiter.</text:span></text:p>
      <text:p text:style-name="P1"><text:tab/>→ <text:span text:style-name="T28">Die Netzwerkschnittstelle des Containers und die Netzwerkschnittstelle des Hosts</text:span></text:p>
      <text:p text:style-name="P1"><text:tab/><text:tab/><text:span text:style-name="T28">ist über eine Bridge-Netzwerkschnittstelle verbunden.</text:span></text:p>
      <text:p text:style-name="P1"><text:tab/></text:p>
      <text:p text:style-name="P10">→ <text:span text:style-name="T25">A</text:span>uch wenn viele <text:span text:style-name="T25">P</text:span>rozesse in einem <text:span text:style-name="T25">C</text:span>ontainer laufen, wird dieser <text:span text:style-name="T25">C</text:span>ontainer nur als ein </text:p>
      <text:p text:style-name="P10"><text:tab/><text:span text:style-name="T25">einziger P</text:span>rozess vom <text:span text:style-name="T25">Host-System (Kernel) </text:span>behandelt.</text:p>
      <text:p text:style-name="P1"/>
      <text:p text:style-name="P3">→<text:span text:style-name="T2"> cgroups</text:span></text:p>
      <text:p text:style-name="P3"><text:tab/>→<text:span text:style-name="T7"> Ist eine Linux Kernelfunktion</text:span></text:p>
      <text:p text:style-name="P3"><text:tab/></text:p>
      <text:p text:style-name="P3"><text:tab/>→<text:span text:style-name="T2"> <text:s/>Limitiert Prozesse auf CPU- und RAM-Ebene.</text:span></text:p>
      <text:p text:style-name="P3"><text:tab/><text:tab/>→<text:span text:style-name="T2"> Limitierung nennt man quotas.</text:span></text:p>
      <text:p text:style-name="P3"><text:tab/></text:p>
      <text:p text:style-name="P1"><text:tab/></text:p>
      <text:p text:style-name="P1">→ <text:span text:style-name="T9">Ein Container I</text:span>st eine Instanz einer Image-Datei.</text:p>
      <text:p text:style-name="P2"><text:tab/>→<text:span text:style-name="T10"> Image-Datei enthält:</text:span></text:p>
      <text:p text:style-name="P16"><text:span text:style-name="T3"><text:tab/><text:tab/>→</text:span><text:span text:style-name="T10"> </text:span><text:span text:style-name="T17">Anwendung</text:span><text:span text:style-name="T10"> </text:span><text:span text:style-name="T11">(läuft auf seinem eigenen Namespace).</text:span></text:p>
      <text:p text:style-name="P2"><text:tab/><text:tab/>→<text:span text:style-name="T11"> Konfigurationsdateien um bspw. Kommandos im Container auszuführen,</text:span></text:p>
      <text:p text:style-name="P2"><text:tab/><text:tab/><text:tab/><text:span text:style-name="T11">wenn der Container erstellt wurde.</text:span></text:p>
      <text:p text:style-name="P1"/>
      <text:p text:style-name="P1">- <text:span text:style-name="T13">Docker</text:span></text:p>
      <text:p text:style-name="P1">→<text:span text:style-name="T1"> </text:span><text:span text:style-name="T5">docker-cli</text:span></text:p>
      <text:p text:style-name="P1"><text:tab/>→<text:span text:style-name="T5"> Zugriff auf den docker-d</text:span><text:span text:style-name="T6">a</text:span><text:span text:style-name="T5">emon über shell.</text:span></text:p>
      <text:p text:style-name="P1"><text:soft-page-break/></text:p>
      <text:p text:style-name="P1">→<text:span text:style-name="T5"> docker-d</text:span><text:span text:style-name="T6">a</text:span><text:span text:style-name="T5">emon</text:span></text:p>
      <text:p text:style-name="P1"><text:tab/>→<text:span text:style-name="T5"> Startet </text:span><text:span text:style-name="T12">und verwendet</text:span><text:span text:style-name="T5"> containerd.</text:span></text:p>
      <text:p text:style-name="P1"><text:tab/><text:tab/>→<text:span text:style-name="T5"> containerd ist ein d</text:span><text:span text:style-name="T6">a</text:span><text:span text:style-name="T5">emon der container in linux: startet, beendet, überwacht usw. .</text:span></text:p>
      <text:p text:style-name="P1"><text:tab/><text:tab/><text:tab/>→<text:span text:style-name="T6"> containerd verwendet runc() um container zu erstellen.</text:span></text:p>
      <text:p text:style-name="P1"/>
      <text:p text:style-name="P1">→<text:span text:style-name="T13"> Aus einer Image ein Container erstellen</text:span></text:p>
      <text:p text:style-name="P1"><text:tab/>→<text:span text:style-name="T13"> $ docker run -it ubuntu bash</text:span></text:p>
      <text:p text:style-name="P1"><text:tab/><text:tab/>→<text:span text:style-name="T13"> -it (interactive terminal): terminal um mit dem container zu kommunizieren.</text:span></text:p>
      <text:p text:style-name="P1"><text:tab/><text:tab/>→<text:span text:style-name="T13"> bash: das Programm bash im container starten sobald er erstellt wurde.</text:span></text:p>
      <text:p text:style-name="P1"/>
      <text:p text:style-name="P1"><text:tab/>→<text:span text:style-name="T14"> Bestimmte Version ausfürhen</text:span></text:p>
      <text:p text:style-name="P4"><text:tab/><text:tab/>→<text:span text:style-name="T14"> docker run -it ubuntu:12.2.2</text:span></text:p>
      <text:p text:style-name="P4"/>
      <text:p text:style-name="P5">→<text:span text:style-name="T14"> </text:span><text:span text:style-name="T15">Laufende Container anzeigen</text:span></text:p>
      <text:p text:style-name="P5"><text:tab/>→<text:span text:style-name="T15"> $ docker ps</text:span></text:p>
      <text:p text:style-name="P5"/>
      <text:p text:style-name="P14">→<text:span text:style-name="T16"> Container beenden</text:span></text:p>
      <text:p text:style-name="P14"><text:tab/>→<text:span text:style-name="T16"> $ docker stop &lt;name&gt; oder &lt;id&gt;</text:span></text:p>
      <text:p text:style-name="P14"><text:tab/><text:tab/>→<text:span text:style-name="T16"> statt stop geht auch kill.</text:span></text:p>
      <text:p text:style-name="P14"/>
      <text:p text:style-name="P7">→<text:span text:style-name="T18"> Prozesse anzeigen die bereits beendet wurden</text:span></text:p>
      <text:p text:style-name="P7"><text:tab/>→<text:span text:style-name="T18"> $ docker ps -a</text:span></text:p>
      <text:p text:style-name="P7"/>
      <text:p text:style-name="P7">→<text:span text:style-name="T18"> Prozesse die beendet wurden komplett entfernen</text:span></text:p>
      <text:p text:style-name="P8"><text:tab/>→<text:span text:style-name="T18"> $ docker rm &lt;name&gt; oder &lt;id&gt;</text:span></text:p>
      <text:p text:style-name="P8"/>
      <text:p text:style-name="P15">→<text:span text:style-name="T19"> Alle gestoppten Container entfernen</text:span></text:p>
      <text:p text:style-name="P15"><text:tab/>→<text:span text:style-name="T19"> $docker system prune</text:span><text:tab/></text:p>
      <text:p text:style-name="P8"/>
      <text:p text:style-name="P8">→<text:span text:style-name="T19"> Image entfernen</text:span></text:p>
      <text:p text:style-name="P8"><text:tab/>→<text:span text:style-name="T19"> $ docker rmi ubuntu:12.2.2</text:span></text:p>
      <text:p text:style-name="P8"/>
      <text:p text:style-name="P5">→<text:span text:style-name="T15"> Docker log-file anzeigen</text:span></text:p>
      <text:p text:style-name="P5"><text:tab/>→<text:span text:style-name="T15"> $ docker logs &lt;id&gt; oder &lt;name des containers&gt;</text:span></text:p>
      <text:p text:style-name="P5"/>
      <text:p text:style-name="P6">→<text:span text:style-name="T20"> Prot Forwarting</text:span></text:p>
      <text:p text:style-name="P6"><text:tab/>→<text:span text:style-name="T20"> $ docker run -</text:span><text:span text:style-name="T21">p 8000:8000 </text:span><text:span text:style-name="T20">node </text:span><text:span text:style-name="T21">app.js</text:span><text:span text:style-name="T20"> </text:span></text:p>
      <text:p text:style-name="P9"><text:tab/><text:tab/>→<text:span text:style-name="T20"> erst der Port des Host-Systems dann der Port des Containers.</text:span></text:p>
      <text:p text:style-name="P9"/>
      <text:p text:style-name="P9">→<text:span text:style-name="T21"> Umgebungsvariablen im container verfügbar machen.</text:span></text:p>
      <text:p text:style-name="P9"><text:tab/>→<text:span text:style-name="T21"> $ docker run -p 8000:8000 -e var1=value node app.js</text:span></text:p>
      <text:p text:style-name="P9"/>
      <text:p text:style-name="P9">→<text:span text:style-name="T22"> Verzeichnis im Host-System in container verfügbar machen</text:span></text:p>
      <text:p text:style-name="P9"><text:tab/>→<text:span text:style-name="T22"> $ docker run -p 8000:8000 -e var1=value -v $</text:span><text:span text:style-name="T23">(</text:span><text:span text:style-name="T22">pwd</text:span><text:span text:style-name="T23">)</text:span><text:span text:style-name="T22"> node app.js</text:span></text:p>
      <text:p text:style-name="P9"><text:tab/><text:tab/>→<text:span text:style-name="T22"> Der absolute Pfad im Dateisystem muss angegeben werden.</text:span></text:p>
      <text:p text:style-name="P9"><text:tab/><text:tab/><text:tab/>→<text:span text:style-name="T22"> durch $</text:span><text:span text:style-name="T23">(</text:span><text:span text:style-name="T22">pwd</text:span><text:span text:style-name="T23">)</text:span><text:span text:style-name="T22"> wird eine subshell mit dem Programm pwd ausgeführt </text:span></text:p>
      <text:p text:style-name="P9"><text:tab/><text:tab/><text:tab/><text:tab/><text:span text:style-name="T22">und gibt den absoluten Pfad zurück.</text:span></text:p>
      <text:p text:style-name="P9"/>
      <text:p text:style-name="P22">- <text:span text:style-name="T35">Repository anzeigen</text:span></text:p>
      <text:p text:style-name="P21">$ <text:span text:style-name="T36">d</text:span>ocker images</text:p>
      <text:p text:style-name="P18"/>
      <text:p text:style-name="P23"><text:soft-page-break/><text:span text:style-name="T37">- </text:span><text:span text:style-name="T38">Mit einem Container über shell verbinden</text:span></text:p>
      <text:p text:style-name="P19">$ docker exec -it &lt;name des container&gt; /bin/bash</text:p>
      <text:p text:style-name="P20"/>
      <text:p text:style-name="P23"><text:span text:style-name="T37">-----</text:span><text:span text:style-name="T39">Image Erstellen-----</text:span></text:p>
      <text:p text:style-name="P24"><text:span text:style-name="T37">-</text:span><text:span text:style-name="T40"> Dockerfile</text:span></text:p>
      <text:p text:style-name="P24"><text:span text:style-name="T40"/></text:p>
      <text:p text:style-name="P24"><text:span text:style-name="T40">#image das als container gestartet werden soll.</text:span></text:p>
      <text:p text:style-name="P24"><text:span text:style-name="T40">FROM node:16.14.0</text:span></text:p>
      <text:p text:style-name="P24"><text:span text:style-name="T40"/></text:p>
      <text:p text:style-name="P24"><text:span text:style-name="T40">#Anwendung die im container laufen soll.</text:span></text:p>
      <text:p text:style-name="P24"><text:span text:style-name="T40">#Erster Punkt ist die App im aktuellen Verzeichnis.</text:span></text:p>
      <text:p text:style-name="P24"><text:span text:style-name="T40">#Zweiter Punkt ist das aktuelle Verzeichnis des containers.</text:span></text:p>
      <text:p text:style-name="P24"><text:span text:style-name="T40">#Der Befehl bewirkt, dass die App (alles im aktuellen Verzeichnis </text:span></text:p>
      <text:p text:style-name="P24"><text:span text:style-name="T40">#also der erste Punkt) In den Container (aktuelles Verzeichnis des</text:span></text:p>
      <text:p text:style-name="P24"><text:span text:style-name="T40">#containers also der zweite Punkt), kopiert werden soll.</text:span></text:p>
      <text:p text:style-name="P24"><text:span text:style-name="T40">Add . .</text:span></text:p>
      <text:p text:style-name="P24"><text:span text:style-name="T40"/></text:p>
      <text:p text:style-name="P24"><text:span text:style-name="T40">#Kommandos die im Container ausgeführt werden sollen.</text:span></text:p>
      <text:p text:style-name="P24"><text:span text:style-name="T40">#Die App wird Aufgerufen.</text:span></text:p>
      <text:p text:style-name="P24"><text:span text:style-name="T40">CMD ["node", "index.js"]</text:span></text:p>
      <text:p text:style-name="P24"><text:span text:style-name="T40"/></text:p>
      <text:p text:style-name="P24"><text:span text:style-name="T40">- </text:span><text:span text:style-name="T41">$ docker build</text:span></text:p>
      <text:p text:style-name="P25"><text:span text:style-name="T41">→ Erstellt die Image.</text:span></text:p>
      <text:p text:style-name="P24"><text:span text:style-name="T41">→ das Verzeichnis mit der App muss angegeben werden.</text:span></text:p>
      <text:p text:style-name="P24"><text:span text:style-name="T41"><text:tab/>→ befindet man sich im App-Verzeichnis: $ docker build (.) ohne die Klammer.</text:span></text:p>
      <text:p text:style-name="P24"><text:span text:style-name="T41">→ Dockerfile muss im Verzeichnis sein.</text:span></text:p>
      <text:p text:style-name="P24"><text:span text:style-name="T4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7:27:16.030592398</meta:creation-date>
    <meta:generator>LibreOffice/7.4.1.2$Linux_X86_64 LibreOffice_project/40$Build-2</meta:generator>
    <dc:date>2023-03-16T11:11:47.208387423</dc:date>
    <meta:editing-duration>P8DT11H41M34S</meta:editing-duration>
    <meta:editing-cycles>67</meta:editing-cycles>
    <meta:document-statistic meta:table-count="0" meta:image-count="0" meta:object-count="0" meta:page-count="3" meta:paragraph-count="101" meta:word-count="689" meta:character-count="4496" meta:non-whitespace-character-count="3809"/>
  </office:meta>
</office:document-meta>
</file>